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CKGinisSmall" svg:font-family="CKGinisSmall" style:font-family-generic="swiss" style:font-pitch="variable" svg:panose-1="2 11 6 3 5 3 2 2 2 4"/>
  </office:font-face-decls>
  <office:automatic-styles>
    <style:style style:name="TableColumn2" style:family="table-column">
      <style:table-column-properties style:column-width="1.0833in"/>
    </style:style>
    <style:style style:name="TableColumn3" style:family="table-column">
      <style:table-column-properties style:column-width="2.1652in"/>
    </style:style>
    <style:style style:name="TableColumn4" style:family="table-column">
      <style:table-column-properties style:column-width="2.8034in"/>
    </style:style>
    <style:style style:name="Table1" style:family="table" style:master-page-name="MPF0">
      <style:table-properties style:width="6.052in" fo:margin-left="0in" table:align="left"/>
    </style:style>
    <style:style style:name="TableRow5" style:family="table-row">
      <style:table-row-properties style:min-row-height="0.7in"/>
    </style:style>
    <style:style style:name="TableCell6" style:family="table-cell">
      <style:table-cell-properties fo:border="none" style:writing-mode="lr-tb" style:vertical-align="bottom" fo:padding-top="0in" fo:padding-left="0in" fo:padding-bottom="0in" fo:padding-right="0in"/>
    </style:style>
    <style:style style:name="P7" style:parent-style-name="Normální" style:family="paragraph">
      <style:paragraph-properties fo:break-before="page"/>
    </style:style>
    <style:style style:name="TableCell15" style:family="table-cell">
      <style:table-cell-properties fo:border="none" style:writing-mode="lr-tb" style:vertical-align="bottom" fo:padding-top="0in" fo:padding-left="0in" fo:padding-bottom="0in" fo:padding-right="0in"/>
    </style:style>
    <style:style style:name="TableCell16" style:family="table-cell">
      <style:table-cell-properties fo:border="none" style:writing-mode="lr-tb" style:vertical-align="bottom" fo:padding-top="0in" fo:padding-left="0in" fo:padding-bottom="0in" fo:padding-right="0in"/>
    </style:style>
    <style:style style:name="P17" style:parent-style-name="Normální" style:family="paragraph">
      <style:text-properties fo:font-weight="bold" style:font-weight-asian="bold"/>
    </style:style>
    <style:style style:name="T18" style:parent-style-name="Značkapozn.podčarou" style:family="text">
      <style:text-properties fo:font-weight="normal" style:font-weight-asian="normal" fo:font-size="9pt" style:font-size-asian="9pt"/>
    </style:style>
    <style:style style:name="T19" style:parent-style-name="Hypertextovýodkaz" style:family="text">
      <style:text-properties fo:font-size="9pt" style:font-size-asian="9pt"/>
    </style:style>
    <style:style style:name="T20" style:parent-style-name="Hypertextovýodkaz" style:family="text">
      <style:text-properties fo:font-size="9pt" style:font-size-asian="9pt"/>
    </style:style>
    <style:style style:name="T21" style:parent-style-name="Značkapozn.podčarou" style:family="text">
      <style:text-properties fo:font-weight="normal" style:font-weight-asian="normal" fo:font-size="9pt" style:font-size-asian="9pt"/>
    </style:style>
    <style:style style:name="T22" style:parent-style-name="Hypertextovýodkaz" style:family="text">
      <style:text-properties fo:font-size="9pt" style:font-size-asian="9pt"/>
    </style:style>
    <style:style style:name="T23" style:parent-style-name="Značkapozn.podčarou" style:family="text">
      <style:text-properties fo:font-weight="normal" style:font-weight-asian="normal" fo:font-size="9pt" style:font-size-asian="9pt"/>
    </style:style>
    <style:style style:name="P24" style:parent-style-name="Základnítext" style:family="paragraph">
      <style:text-properties fo:background-color="#FFFF00"/>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Normální">Sp. zn.</text:p>
            <text:p text:style-name="Normální">Naše č. j.</text:p>
            <text:p text:style-name="Normální">Datum</text:p>
            <text:p text:style-name="Normální"/>
            <text:p text:style-name="Normální"/>
            <text:p text:style-name="Normální"/>
            <text:p text:style-name="Normální"/>
            <text:p text:style-name="Normální"/>
          </table:table-cell>
          <table:table-cell table:style-name="TableCell15">
            <text:p text:style-name="Normální"/>
            <text:p text:style-name="Normální"/>
            <text:p text:style-name="Normální"><text:bookmark-start text:name="Text14"/><text:bookmark-start text:name="Text2"/>K106 39/2020<text:bookmark-end text:name="Text14"/></text:p>
            <text:p text:style-name="Normální">KVOP-28146/2020<text:bookmark-end text:name="Text2"/></text:p>
            <text:p text:style-name="Normální"><text:bookmark-start text:name="Text6"/>09. 07. 2020<text:bookmark-end text:name="Text6"/></text:p>
            <text:p text:style-name="Normální"/>
            <text:p text:style-name="Normální"/>
            <text:p text:style-name="Normální"/>
            <text:p text:style-name="Normální"/>
            <text:p text:style-name="Normální"/>
          </table:table-cell>
          <table:table-cell table:style-name="TableCell16">
            <text:p text:style-name="Normální"><text:bookmark-start text:name="Text13"/><text:bookmark-start text:name="Text7"/><text:s text:c="5"/><text:bookmark-end text:name="Text13"/></text:p>
            <text:p text:style-name="Normální"><text:s text:c="5"/><text:bookmark-end text:name="Text7"/></text:p>
            <text:p text:style-name="Normální">Vážený pan</text:p>
            <text:p text:style-name="Normální"><text:bookmark-start text:name="Text9"/>Mgr.<text:s/><text:bookmark-end text:name="Text9"/>E. Č</text:p>
            <text:p text:style-name="Normální"/>
            <text:p text:style-name="Normální"/>
            <text:p text:style-name="Normální"/>
            <text:p text:style-name="Normální"/>
            <text:p text:style-name="P17">ID DS:<text:s/></text:p>
            <text:p text:style-name="Normální"/>
            <text:p text:style-name="Normální"/>
          </table:table-cell>
        </table:table-row>
      </table:table>
      <text:h text:style-name="Nadpis1" text:outline-level="1">Sdělení o poskytnutí informace</text:h>
      <text:p text:style-name="Základnítext">Vážený pane Č.,</text:p>
      <text:p text:style-name="Základnítext">dne 26. 6. 2020 byla do Kanceláře veřejného ochránce práv doručena Vaše žádost podle zákona č. 106/1999 Sb., o svobodném přístupu k informacím, ve znění pozdějších předpisů, kterou žádáte o poskytnutí následujících informací:</text:p>
      <text:p text:style-name="Základnítext"><text:span text:style-name="Silné">1.</text:span><text:s/>K Vaší zprávě vedené pod č.j. KVOP-22947/2020 o šetření ve věci stavby na pozemku p.č. st.<text:s/>xxx<text:s/>a p.č.<text:s/>xxx<text:s/>v k.ú.<text:s/>x<text:s/>je uvedeno: „V důsledku změny rodinného domu na stavbu občanské vybavenosti totiž zcela nepochybně dochází ke zvýšení nároků na dopravní obslužnost stavby a také ke zvýšenému výskytu osob v daném území. To sebou může přinášet navýšení imisí na sousedních pozemcích (prašnost, hluk, výfukové plyny apod.), což s ohledem na obvyklé termíny bohoslužeb (v době pracovního klidu) může být pro stěžovatele a další osoby žijící v sousedství velmi obtěžující.“ K dané citaci se Vás žádám o vyjádření, z jakých podkladů vychází Vaše tvrzení, že stavba je v současnosti povolena k provozování bohoslužeb, tzn. služeb pro širokou veřejnost, když z projektové dokumentace jasně vyplývá, že se jedná o klubovnu s modlitebnou pro uzavřený okruh členů. Stejně tak, jaká byla provedena šetření, že činnost našeho zapsaného spolku by mohla být pro stěžovatele a další osoby žijící v sousedství velmi obtěžující.</text:p>
      <text:p text:style-name="Základnítext"><text:span text:style-name="Silné">2.</text:span><text:s/>Dále prosím o Vaše vyjádření, jak jste dospěli k závěru, že stavba nemá pro dané účely zajištěno parkování, když parkování je zajištěno na vlastním pozemku.</text:p>
      <text:p text:style-name="Základnítext"><text:span text:style-name="Silné">3.</text:span><text:s/>Také Vás prosím o vyjádření, na základě, jakého právního ustanovení jste dovodil, že v řízení o změně užívání byli opomenuti účastníci. Stavební úřad určil okruh účastníků kolaudačního řízení podle § 122a odst. Stavebního zákona. Váš závěr, že zahrnutí účastníků z okolních ulic a staveb, by znamenalo, že se tito budou účastnit prohlídky stavby při kolaudaci, tzn. že budou vstupovat do vnitřních prostor budovy, včetně bytové jednotky. Jako vlastník předmětné nemovitosti nemohu souhlasit a není právní důvod, aby takové osoby vstupovaly do vnitřních prostorů budovy st. p. č.<text:s/>xxx, k.ú.<text:s/>x. V případě, takového závěru dochází k porušovaní domovní svobody a hrubému jednání v rozporu s čl. 12 Listiny základních práv a svobod.</text:p>
      <text:p text:style-name="Základnítext"><text:span text:style-name="Silné">4.</text:span><text:s/>V této souvislosti Vás žádám o Vaše vyjádření, jak v takovém případě má postupovat stavební úřad, jestliže bude nucen respektovat Váš právní názor, zahrnout do okruhu účastníků kolaudačního řízení široký okruh osob z přilehlých nemovitostí, a tyto osoby se<text:s/><text:soft-page-break/>nebudou moci účastnit kontrolní prohlídky, protože nebudou vlastníkem stavby vpuštěny do vnitřních prostor v rámci jeho ochrany soukromí.</text:p>
      <text:p text:style-name="Základnítext"><text:span text:style-name="Silné">5.</text:span><text:s/>Dále Vás žádám o vyjádření, z jakého důvodu jste ve své Zprávě č.j. KVOP22947/2020, neuvedl a zcela ignoroval argumentaci stavebního úřadu, která mimo jiné obsahuje informace o tom, že stavba nebyla kolaudována jako<text:s/>chrám pro bohoslužby, ale jako klubovna pro interní činnost uzavřeného okruhu členů klubu a jako bytová jednotka, a bez jakéhokoliv dalšího zjišťování jste pouze konstatoval, že se změna užívání „nepochybně dotkne práv třetích osob“, ačkoliv Vám stavební úřad zaslal kopie ohledání na místě, během nichž zjišťoval, zda se stavba neužívá neoprávněně, tzn. např. jako chrám pro konání bohoslužeb. Z Vaší zprávy naopak vyplývá, že jste zcela bez jakýchkoliv šetření zjištění presumoval užívání stavby, jako chrámu pro konání bohoslužeb, tzn. obřadů pro širokou veřejnost.</text:p>
      <text:p text:style-name="Základnítext"><text:span text:style-name="Silné">6.</text:span><text:s/>Stejně tak žádám o Vaše vyjádření, z jakého důvodu je zpráva vedení pod výše uvedeným č.j. v rozporu s čl. 16 odst. 1 Listiny základních práv a svobod, který explicitně uvádí: „Každý má právo svobodně projevovat své náboženství nebo víru buď sám nebo společně s jinými, soukromě nebo veřejně, bohoslužbou, vyučováním, náboženskými úkony nebo zachováváním obřadu.“ Tedy občan České republiky má právo dané ústavním pořádkem ČR, aby projevoval svou víru<text:s/>soukromě, nebo společně s jinými a nemusí se jednat o veřejné shromáždění, přesto toto právo musí být respektováno.</text:p>
      <text:p text:style-name="Základnítext">Ve smyslu zákona o svobodném přístupu k informacím, se poskytují níže uvedené informace:</text:p>
      <text:p text:style-name="Základnítext"><text:span text:style-name="Silné">K bodu č. 1</text:span></text:p>
      <text:p text:style-name="Základnítext">Zpráva o šetření neobsahuje tvrzení, že<text:s/>předmětná stavba „je povolena k provozování bohoslužeb“. Veřejný ochránce práv ovšem dospěl k závěru, že se bohoslužby v předmětné stavbě konají. K tomuto závěru vede ochránce řada indicií a důkazů, jako je například prohlášení samotné Pražské pravoslavné<text:s/>eparchie, která na svých webových stránkách uvedla informace o tom, jak představení pravoslavné církve v Čechách posvětili základovou desku dané stavby. Internetové stránky eparchie obsahovaly konkrétní informaci, že „dne 4. 1. 2018<text:s/>V. M.<text:s/>navštívil PCO M., kde momentálně probíhá závěrečná etapa stavby chrámu, financované Pražskou pravoslavnou eparchií“.<text:span text:style-name="Značkapozn.podčarou"><text:note text:note-class="footnote" text:id="_ftn0"><text:note-citation>1</text:note-citation><text:note-body><text:p text:style-name="Textpozn.podčarou"><text:s/><text:span text:style-name="T18"><text:tab/></text:span><text:a xlink:href="https://www.pp-eparchie.cz/z-programu-bohosluzeb-a-dalsich-aktivit-arcibiskupa-michala-v-lednu-2018/" office:target-frame-name="_top" xlink:show="replace"><text:span text:style-name="T19">https://www.pp-epar</text:span><text:span text:style-name="T20">chie.cz/z-programu-bohosluzeb-a-dalsich-aktivit-arcibiskupa-michala-v-lednu-2018/</text:span></text:a><text:s text:c="2"/><text:a xlink:href="https://www.pp-eparchie.cz/z-programu-bohosluzeb-a-dalsich-aktivit-arcibiskupa-michala-v-lednu-2018/" office:target-frame-name="_top" xlink:show="replace"/></text:p></text:note-body></text:note></text:span><text:s/>Stránky<text:s/><text:a xlink:href="http://www.pravmir.cz" office:target-frame-name="_top" xlink:show="replace"><text:span text:style-name="Hypertextovýodkaz">www.pra</text:span><text:span text:style-name="Hypertextovýodkaz">vmir.cz</text:span></text:a><text:s/>poté obsahovaly přímo časový rozpis bohoslužeb konaných v M.<text:s/>(ochránce má k dispozici scan předmětného rozpisu). Výše uvedené informace se objevují také v pořadu Černé ovce, který obsahuje reportáž o předmětné stavbě.<text:span text:style-name="Značkapozn.podčarou"><text:note text:note-class="footnote" text:id="_ftn1"><text:note-citation>2</text:note-citation><text:note-body><text:p text:style-name="Textpozn.podčarou"><text:s/><text:span text:style-name="T21"><text:tab/></text:span><text:a xlink:href="https://www.ceskatelevize.cz/porady/1097429889-cerne-ovce/220452801080402/0/71792-chram-ii" office:target-frame-name="_top" xlink:show="replace"><text:span text:style-name="T22">https://www.ceskatelevize.cz/porady/1097429889-cerne-ovce/220452801080402/0/71792-chram-ii</text:span></text:a><text:s/></text:p></text:note-body></text:note></text:span><text:s/>Reportéři tohoto pořadu rovněž navštívili mši, ke které uvádí, že ji navštívilo zhruba 50 osob. Skutečnost, že současné užívání stavby je pro osoby žijící v sousedství obtěžující, je zjevná například z petice, kterou tyto osoby vytvořily.</text:p>
      <text:p text:style-name="Základnítext"/>
      <text:p text:style-name="Základnítext"/>
      <text:p text:style-name="Základnítext"><text:span text:style-name="Silné">K bodu č. 2</text:span></text:p>
      <text:soft-page-break/>
      <text:p text:style-name="Základnítext">Zpráva o šetření neobsahuje tvrzení, že „stavba nemá pro dané<text:s/>účely zajištěno parkování“. Ve zprávě o šetření veřejný ochránce práv uvádí, že plocha pro parkování vozidel nebyla povolena stavebním úřadem (společně s dalšími vnějšími dispozicemi, jako je například fasáda stavby, či její oplocení).</text:p>
      <text:p text:style-name="Základnítext"><text:span text:style-name="Silné">K bodu č. 3</text:span></text:p>
      <text:p text:style-name="Základnítext">Jedná se zejména o ustanovení § 126 odst. 3 ve spojení s § 127 odst. 2 stavebního zákona<text:span text:style-name="Značkapozn.podčarou"><text:note text:note-class="footnote" text:id="_ftn2"><text:note-citation>3</text:note-citation><text:note-body><text:p text:style-name="Textpozn.podčarou"><text:s/><text:span text:style-name="T23"><text:tab/></text:span>Zákon č. 183/2006 Sb., o územním plánování a stavebním řádu (stavební zákon), ve znění pozdějších předpisů.</text:p></text:note-body></text:note></text:span>, jak je zmíněno ve zprávě o šetření. Veřejný ochránce práv dospěl k názoru, že podmínky citovaného ustanovení § 127 odst. 2 stavebního zákona nebyly splněny.</text:p>
      <text:p text:style-name="Základnítext"><text:span text:style-name="Silné">K bodu č. 4</text:span></text:p>
      <text:p text:style-name="Základnítext">Zpráva o šetření obsahuje doporučený postup pro oba šetřené úřady. Úřady nemohou být „nuceny respektovat“ závěry veřejného ochránce práv. Oba úřady<text:s/>jsou však povinny postupovat v souladu s právními předpisy, tj. v tomto případě zejména se stavebním zákonem.</text:p>
      <text:p text:style-name="Základnítext"><text:span text:style-name="Silné">K bodu č. 5</text:span></text:p>
      <text:p text:style-name="Základnítext">Veřejný ochránce práv v průběhu šetření neignoroval argumentaci stavebního úřadu. Při hodnocení postupu šetřených úřadů ovšem nevycházel pouze ze sdělení a dokumentů poskytnutých stavebním úřadem, ale též z informací poskytnutých stěžovatelem, krajským úřadem, a v neposlední řadě také z veřejně dostupných zdrojů, jako je například již zmíněný pořad Černé ovce.</text:p>
      <text:p text:style-name="Základnítext"><text:span text:style-name="Silné">K bodu č. 6</text:span></text:p>
      <text:p text:style-name="Základnítext">Předmětem šetření veřejného ochránce práv byl postup úřadů ve věci stavby, která byla označena jako rodinný dům, ale její stavebně technické provedení ani způsob jejího užívání tomu neodpovídaly. Ve zprávě o šetření jsou proto obsažena „pouze“ doporučení, směřující k dodržování právních předpisů na úseku stavebního práva. K otázkám náboženské svobody a jejího projevu se veřejný ochránce práv žádným způsobem nevyjadřoval.</text:p>
      <text:p text:style-name="Základnítext"/>
      <text:p text:style-name="Základnítext"/>
      <text:p text:style-name="podpis">JUDr. Pavel Pořízek, Ph.D. v. r.</text:p>
      <text:p text:style-name="podpis">vedoucí Kanceláře veřejného ochránce práv</text:p>
      <text:p text:style-name="podpis">(podepsáno elektronicky)</text:p>
      <text:p text:style-name="podpis"/>
      <text:p text:style-name="P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CKGinisSmall" svg:font-family="CKGinisSmall" style:font-family-generic="swiss" style:font-pitch="variable" svg:panose-1="2 11 6 3 5 3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1972in"/>
      <style:text-properties style:font-name="Arial"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keep-with-next="always" fo:margin-bottom="0.1666in" fo:line-height="110%"/>
      <style:text-properties fo:font-weight="bold" style:font-weight-asian="bold" fo:color="#008576" fo:font-size="12pt" style:font-size-asian="12pt" style:font-size-complex="13pt" fo:hyphenate="false"/>
    </style:style>
    <style:style style:name="Nadpis2" style:display-name="Nadpis 2" style:family="paragraph" style:parent-style-name="Nadpis3" style:default-outline-level="2">
      <style:paragraph-properties fo:keep-with-next="always"/>
      <style:text-properties fo:hyphenate="false"/>
    </style:style>
    <style:style style:name="Nadpis3" style:display-name="Nadpis 3" style:family="paragraph" style:parent-style-name="Normální" style:next-style-name="Normální" style:default-outline-level="3">
      <style:paragraph-properties fo:margin-bottom="0.1666in" fo:line-height="110%"/>
      <style:text-properties fo:font-weight="bold" style:font-weight-asian="bold" fo:hyphenate="false"/>
    </style:style>
    <style:style style:name="Nadpis5" style:display-name="Nadpis 5" style:family="paragraph" style:parent-style-name="Normální" style:next-style-name="Normální"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Normální" style:display-name="Normální" style:family="paragraph">
      <style:text-properties style:font-name="Calibri" style:font-name-complex="Times New Roman" fo:font-size="11.5pt" style:font-size-asian="11.5pt" style:font-size-complex="12pt" fo:hyphenate="false"/>
    </style:style>
    <style:style style:name="Standardnípísmoodstavce" style:display-name="Standardní písmo odstavce" style:family="text"/>
    <style:style style:name="Nadpis1Char" style:display-name="Nadpis 1 Char" style:family="text" style:parent-style-name="Standardnípísmoodstavce">
      <style:text-properties style:font-name="Calibri" style:font-name-complex="Times New Roman" fo:font-weight="bold" style:font-weight-asian="bold" fo:color="#008576" fo:font-size="13pt" style:font-size-asian="13pt"/>
    </style:style>
    <style:style style:name="Nadpis2Char" style:display-name="Nadpis 2 Char" style:family="text" style:parent-style-name="Standardnípísmoodstavce">
      <style:text-properties style:font-name="Calibri Light"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Nadpis3Char" style:display-name="Nadpis 3 Char" style:family="text" style:parent-style-name="Standardnípísmoodstavce">
      <style:text-properties style:font-name="Calibri Light" style:font-name-asian="Times New Roman" style:font-name-complex="Times New Roman" fo:font-weight="bold" style:font-weight-asian="bold" style:font-weight-complex="bold" fo:font-size="13pt" style:font-size-asian="13pt" style:font-size-complex="13pt"/>
    </style:style>
    <style:style style:name="Nadpis5Char" style:display-name="Nadpis 5 Char" style:family="text" style:parent-style-name="Standardnípísmoodstavce">
      <style:text-properties style:font-name="Calibri" style:font-name-complex="Times New Roman" fo:font-weight="bold" style:font-weight-asian="bold" fo:font-style="italic" style:font-style-asian="italic" fo:font-size="13pt" style:font-size-asian="13pt"/>
    </style:style>
    <style:style style:name="Základnítext" style:display-name="Základní text" style:family="paragraph" style:parent-style-name="Normální">
      <style:paragraph-properties fo:text-align="justify" fo:margin-top="0.1388in" fo:margin-bottom="0.1388in" fo:line-height="104%"/>
      <style:text-properties fo:hyphenate="false"/>
    </style:style>
    <style:style style:name="ZákladnítextChar" style:display-name="Základní text Char" style:family="text" style:parent-style-name="Standardnípísmoodstavce">
      <style:text-properties style:font-name="Calibri" style:font-name-complex="Times New Roman" fo:font-size="12pt" style:font-size-asian="12pt"/>
    </style:style>
    <style:style style:name="podpis" style:display-name="podpis" style:family="paragraph" style:parent-style-name="Normální">
      <style:paragraph-properties fo:text-align="center" fo:margin-left="2.1659in">
        <style:tab-stops/>
      </style:paragraph-properties>
      <style:text-properties style:font-name-complex="Arial" fo:hyphenate="false"/>
    </style:style>
    <style:style style:name="Textpozn.podčarou" style:display-name="Text pozn. pod čarou" style:family="paragraph" style:parent-style-name="Normální">
      <style:paragraph-properties fo:text-align="justify" fo:margin-top="0.0833in" fo:margin-bottom="0.0833in">
        <style:tab-stops>
          <style:tab-stop style:type="left" style:position="0.1972in"/>
        </style:tab-stops>
      </style:paragraph-properties>
      <style:text-properties fo:font-size="9pt" style:font-size-asian="9pt" style:font-size-complex="9pt" fo:hyphenate="false"/>
    </style:style>
    <style:style style:name="Textpozn.podčarouChar" style:display-name="Text pozn. pod čarou Char" style:family="text" style:parent-style-name="Standardnípísmoodstavce">
      <style:text-properties style:font-name="Calibri" style:font-name-complex="Times New Roman" fo:font-size="9pt" style:font-size-asian="9pt"/>
    </style:style>
    <style:style style:name="Značkapozn.podčarou" style:display-name="Značka pozn. pod čarou" style:family="text" style:parent-style-name="Standardnípísmoodstavce">
      <style:text-properties style:font-name="Calibri" style:font-name-complex="Times New Roman" fo:font-weight="bold" style:font-weight-asian="bold" fo:color="#008576" style:text-position="super 65.2%" fo:font-size="11.5pt" style:font-size-asian="11.5pt"/>
    </style:style>
    <style:style style:name="Hypertextovýodkaz" style:display-name="Hypertextový odkaz" style:family="text" style:parent-style-name="Standardnípísmoodstavce">
      <style:text-properties style:font-name="Calibri" style:font-name-complex="Times New Roman" fo:color="#008576" fo:font-size="11.5pt" style:font-size-asian="11.5pt" style:text-underline-type="single" style:text-underline-style="solid" style:text-underline-width="auto" style:text-underline-mode="continuous" style:text-underline-color="font-color"/>
    </style:style>
    <style:style style:name="kubikova" style:display-name="kubikova" style:family="text">
      <style:text-properties style:font-name="Trebuchet MS" fo:color="#808000" fo:font-size="11pt" style:font-size-asian="11pt" style:text-underline-type="none" style:text-underline-color="font-color"/>
    </style:style>
    <style:style style:name="Silné" style:display-name="Silné" style:family="text" style:parent-style-name="Standardnípísmoodstavce">
      <style:text-properties style:font-name-complex="Times New Roman" fo:font-weight="bold" style:font-weight-asian="bold"/>
    </style:style>
    <style:style style:name="Textbubliny" style:display-name="Text bubliny" style:family="paragraph" style:parent-style-name="Normální">
      <style:text-properties style:font-name="Tahoma" style:font-name-complex="Tahoma" fo:font-size="8pt" style:font-size-asian="8pt" style:font-size-complex="8pt" fo:hyphenate="false"/>
    </style:style>
    <style:style style:name="TextbublinyChar" style:display-name="Text bubliny Char" style:family="text" style:parent-style-name="Standardnípísmoodstavce">
      <style:text-properties style:font-name="Tahoma" style:font-name-complex="Tahoma" fo:font-size="8pt" style:font-size-asian="8pt" style:font-size-complex="8pt"/>
    </style:style>
    <style:style style:name="Zdůraznění" style:display-name="Zdůraznění" style:family="text" style:parent-style-name="Standardnípísmoodstavce">
      <style:text-properties style:font-name-complex="Times New Roman" fo:font-style="italic" style:font-style-asian="italic"/>
    </style:style>
    <style:style style:name="Záhlaví" style:display-name="Záhlav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hlavíChar" style:display-name="Záhlaví Char" style:family="text" style:parent-style-name="Standardnípísmoodstavce">
      <style:text-properties style:font-name-complex="Times New Roman" fo:font-size="12pt" style:font-size-asian="12pt"/>
    </style:style>
    <style:style style:name="záhlaví-VOP" style:display-name="záhlaví-VOP" style:family="paragraph" style:parent-style-name="Normální">
      <style:paragraph-properties fo:text-align="center"/>
      <style:text-properties fo:font-weight="bold" style:font-weight-asian="bold" fo:font-style="italic" style:font-style-asian="italic" fo:font-size="16pt" style:font-size-asian="16pt" style:font-size-complex="16pt" fo:hyphenate="false"/>
    </style:style>
    <style:style style:name="záhlaví-kontakt" style:display-name="záhlaví-kontakt" style:family="paragraph" style:parent-style-name="Normální" style:default-outline-level="1">
      <style:paragraph-properties fo:text-align="center"/>
      <style:text-properties style:font-name-complex="Arial" style:font-weight-complex="bold" fo:font-style="italic" style:font-style-asian="italic" style:font-style-complex="italic" fo:font-size="10pt" style:font-size-asian="10pt" fo:hyphenate="false"/>
    </style:style>
    <style:style style:name="Seznam" style:display-name="Seznam" style:family="paragraph" style:parent-style-name="Normální" style:list-style-name="LFO1">
      <style:paragraph-properties fo:text-align="justify" fo:margin-top="0.0833in" fo:margin-bottom="0.0833in">
        <style:tab-stops>
          <style:tab-stop style:type="left" style:position="0.1437in"/>
        </style:tab-stops>
      </style:paragraph-properties>
      <style:text-properties fo:hyphenate="false"/>
    </style:style>
    <style:style style:name="Zápatí" style:display-name="Zápat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parent-style-name="Standardnípísmoodstavce">
      <style:text-properties style:font-name-complex="Times New Roman" fo:font-size="12pt" style:font-size-asian="12pt"/>
    </style:style>
    <style:style style:name="Číslovanýseznam" style:display-name="Číslovaný seznam" style:family="paragraph" style:parent-style-name="Normální" style:list-style-name="LFO3">
      <style:paragraph-properties fo:text-align="justify" fo:margin-top="0.0833in" fo:margin-bottom="0.0833in">
        <style:tab-stops>
          <style:tab-stop style:type="left" style:position="0.1437in"/>
        </style:tab-stops>
      </style:paragraph-properties>
      <style:text-properties fo:hyphenate="false"/>
    </style:style>
    <style:style style:name="kontakt" style:display-name="kontakt" style:family="paragraph" style:parent-style-name="Normální">
      <style:text-properties style:font-name-complex="Tahoma" fo:color="#008576" fo:font-size="9pt" style:font-size-asian="9pt" style:font-size-complex="9pt" fo:hyphenate="false"/>
    </style:style>
    <style:style style:name="zákoncitace" style:display-name="zákon (citace)" style:family="paragraph" style:parent-style-name="Normální">
      <style:paragraph-properties fo:text-align="justify"/>
      <style:text-properties fo:font-style="italic" style:font-style-asian="italic" fo:font-size="10.5pt" style:font-size-asian="10.5pt" fo:hyphenate="false"/>
    </style:style>
    <style:style style:name="zákon-nadpis" style:display-name="zákon - nadpis" style:family="paragraph" style:parent-style-name="Normální" style:next-style-name="zákoncitace">
      <style:paragraph-properties fo:text-align="justify" fo:margin-top="0.0833in" fo:margin-bottom="0.0833in"/>
      <style:text-properties fo:font-weight="bold" style:font-weight-asian="bold" fo:font-size="10.5pt" style:font-size-asian="10.5pt" fo:hyphenate="false"/>
    </style:style>
    <style:style style:name="Odkaznakomentář" style:display-name="Odkaz na komentář" style:family="text" style:parent-style-name="Standardnípísmoodstavce">
      <style:text-properties style:font-name-complex="Times New Roman" fo:font-size="8pt" style:font-size-asian="8pt"/>
    </style:style>
    <style:style style:name="Textkomentáře" style:display-name="Text komentáře" style:family="paragraph" style:parent-style-name="Normální">
      <style:text-properties fo:font-size="10pt" style:font-size-asian="10pt" style:font-size-complex="10pt" fo:hyphenate="false"/>
    </style:style>
    <style:style style:name="TextkomentářeChar" style:display-name="Text komentáře Char" style:family="text" style:parent-style-name="Standardnípísmoodstavce">
      <style:text-properties style:font-name-complex="Times New Roman"/>
    </style:style>
    <style:style style:name="Předmětkomentáře" style:display-name="Předmět komentáře" style:family="paragraph" style:parent-style-name="Textkomentáře" style:next-style-name="Textkomentáře">
      <style:text-properties fo:font-weight="bold" style:font-weight-asian="bold" style:font-weight-complex="bold" fo:hyphenate="false"/>
    </style:style>
    <style:style style:name="PředmětkomentářeChar" style:display-name="Předmět komentáře Char" style:family="text" style:parent-style-name="TextkomentářeChar">
      <style:text-properties style:font-name-complex="Times New Roman" fo:font-weight="bold" style:font-weight-asian="bold"/>
    </style:style>
    <style:style style:name="Příloha" style:display-name="Příloha" style:family="paragraph" style:parent-style-name="Normální">
      <style:text-properties fo:font-weight="bold" style:font-weight-asian="bold" fo:color="#008576" fo:hyphenate="false"/>
    </style:style>
    <style:style style:name="Základnítextodsazený" style:display-name="Základní text odsazený" style:family="paragraph" style:parent-style-name="Normální">
      <style:paragraph-properties fo:margin-bottom="0.0833in" fo:margin-left="0.1965in">
        <style:tab-stops/>
      </style:paragraph-properties>
      <style:text-properties fo:hyphenate="false"/>
    </style:style>
    <style:style style:name="ZákladnítextodsazenýChar" style:display-name="Základní text odsazený Char" style:family="text" style:parent-style-name="Standardnípísmoodstavce">
      <style:text-properties style:font-name="Calibri" style:font-name-complex="Times New Roman" fo:font-size="12pt" style:font-size-asian="12pt"/>
    </style:style>
    <style:style style:name="Styl" style:display-name="Styl" style:family="paragraph">
      <style:text-properties style:font-name-complex="Times New Roman" fo:font-size="12pt" style:font-size-asian="12pt" style:font-size-complex="12pt" fo:hyphenate="false"/>
    </style:style>
    <style:style style:name="Prostýtext" style:display-name="Prostý text" style:family="paragraph" style:parent-style-name="Normální">
      <style:text-properties fo:font-size="11pt" style:font-size-asian="11pt" style:font-size-complex="11pt" fo:hyphenate="false"/>
    </style:style>
    <style:style style:name="ProstýtextChar" style:display-name="Prostý text Char" style:family="text" style:parent-style-name="Standardnípísmoodstavce">
      <style:text-properties style:font-name="Calibri" style:font-name-complex="Times New Roman" fo:font-size="11pt" style:font-size-asian="11pt"/>
    </style:style>
    <style:style style:name="instrukce" style:display-name="instrukce" style:family="text">
      <style:text-properties fo:color="#FF0000"/>
    </style:style>
    <style:style style:name="WW_CharLFO1LVL1" style:family="text">
      <style:text-properties style:font-name-complex="Times New Roman"/>
    </style:style>
    <text:list-style style:name="LFO1" style:display-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complex="Times New Roman"/>
    </style:style>
    <text:list-style style:name="LFO3" style:display-name="LFO3">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Značkapozn.podčarou" text:citation-body-style-name="Značkapozn.podčarou"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902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3944in"/>
      </style:header-style>
      <style:footer-style>
        <style:header-footer-properties style:dynamic-spacing="true" fo:min-height="0.4923in"/>
      </style:footer-style>
    </style:page-layout>
    <style:style style:name="P8" style:parent-style-name="kontakt" style:family="paragraph">
      <style:paragraph-properties fo:text-align="end">
        <style:tab-stops>
          <style:tab-stop style:type="left" style:position="5.5125in"/>
        </style:tab-stops>
      </style:paragraph-properties>
    </style:style>
    <style:style style:name="T9" style:parent-style-name="Standardnípísmoodstavce" style:family="text">
      <style:text-properties style:use-window-font-color="true"/>
    </style:style>
    <style:style style:name="P10" style:parent-style-name="Normální" style:family="paragraph">
      <style:paragraph-properties fo:text-align="end">
        <style:tab-stops>
          <style:tab-stop style:type="left" style:position="3.2034in"/>
        </style:tab-stops>
      </style:paragraph-properties>
    </style:style>
    <style:style style:name="T11" style:parent-style-name="Standardnípísmoodstavce" style:family="text">
      <style:text-properties style:font-name="CKGinisSmall" fo:font-size="18pt" style:font-size-asian="18pt" style:font-size-complex="18pt"/>
    </style:style>
    <style:style style:name="P12" style:parent-style-name="Normální" style:family="paragraph">
      <style:paragraph-properties fo:text-align="end">
        <style:tab-stops>
          <style:tab-stop style:type="left" style:position="3.2034in"/>
        </style:tab-stops>
      </style:paragraph-properties>
    </style:style>
    <style:style style:name="T13" style:parent-style-name="Standardnípísmoodstavce" style:family="text">
      <style:text-properties style:font-size-complex="11.5pt"/>
    </style:style>
    <style:style style:name="P14" style:parent-style-name="Normální" style:family="paragraph">
      <style:paragraph-properties fo:text-align="end">
        <style:tab-stops>
          <style:tab-stop style:type="left" style:position="3.2034in"/>
        </style:tab-stops>
      </style:paragraph-properties>
      <style:text-properties style:font-name="CKGinisSmall" fo:font-size="18pt" style:font-size-asian="18pt" style:font-size-complex="18pt"/>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footer>
        <text:p text:style-name="P8"><text:span text:style-name="T9"><text:page-number text:fixed="false">3</text:page-number></text:span></text:p>
      </style:footer>
    </style:master-page>
    <style:master-page style:next-style-name="MP0" style:name="MPF0" style:page-layout-name="PL0">
      <style:header>
        <text:p text:style-name="P10"><draw:frame draw:z-index="251659264" draw:style-name="a0" draw:name="obrázek 1" text:anchor-type="paragraph" svg:x="-0.05694in" svg:y="-0.05903in" svg:width="3.41667in" svg:height="0.625in" style:rel-width="scale" style:rel-height="scale"><draw:image xlink:href="media/image1.jpeg" xlink:type="simple" xlink:show="embed" xlink:actuate="onLoad"/><svg:title/><svg:desc/></draw:frame><text:span text:style-name="T11">*KVOPX00AK0TG*</text:span></text:p>
        <text:p text:style-name="P12"><text:span text:style-name="T13">KVOPX00AK0TG</text:span>KVOPX00AK0TG</text:p>
        <text:p text:style-name="P14"/>
      </style:header>
      <style:footer>
        <text:p text:style-name="kontakt">Kancelář veřejného ochránce práv, Údolní 39, 602 00 Brno, tel.: (+420) 542 542 111, fax: (+420) 542 542 112</text:p>
        <text:p text:style-name="kontakt">podatelna@ochrance.cz, www.ochrance.cz</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VOP</dc:title>
    <dc:description/>
    <dc:subject/>
    <meta:initial-creator>Administrator</meta:initial-creator>
    <dc:creator>Bádrová Pavlína Mgr.</dc:creator>
    <meta:creation-date>2020-07-27T08:33:00Z</meta:creation-date>
    <dc:date>2020-07-27T09:49:00Z</dc:date>
    <meta:print-date>2016-06-27T07:08:00Z</meta:print-date>
    <meta:template xlink:href="KVOP_dopis%20vedoucího" xlink:type="simple"/>
    <meta:editing-cycles>3</meta:editing-cycles>
    <meta:editing-duration>PT4620S</meta:editing-duration>
    <meta:user-defined meta:name="ContentTypeId">0x010100D3A71DC738674B4893D02C4CA0E22FAC</meta:user-defined>
    <meta:document-statistic meta:page-count="3" meta:paragraph-count="14" meta:word-count="1027" meta:character-count="7079" meta:row-count="50" meta:non-whitespace-character-count="6066"/>
  </office:meta>
</office:document-meta>
</file>